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olker Ahrendt</meta:initial-creator>
    <meta:creation-date>2008-11-17T12:39:05.34</meta:creation-date>
    <meta:document-statistic meta:table-count="0" meta:image-count="0" meta:object-count="0" meta:page-count="1" meta:paragraph-count="0" meta:word-count="0" meta:character-count="0"/>
    <dc:date>2008-11-17T12:42:05.17</dc:date>
    <dc:creator>Volker Ahrendt</dc:creator>
    <meta:editing-duration>PT00H03M00S</meta:editing-duration>
    <meta:editing-cycles>1</meta:editing-cycles>
    <meta:generator>StarOffice/9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